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3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dee6ef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a7ddfb" fo:border="0.74pt solid #000000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ffff00" fo:border="0.74pt solid #000000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0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51" style:family="table-cell" style:parent-style-name="Default">
      <style:table-cell-properties fo:background-color="transparent" fo:wrap-option="wrap" fo:border="0.74pt solid #000000" style:vertical-align="top"/>
      <style:text-properties fo:color="#000000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number-columns-repeated="1019" table:default-cell-style-name="ce70"/>
        <table:table-row table:style-name="ro1">
          <table:table-cell table:style-name="ce4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3"/>
          <table:covered-table-cell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Takeoff and Landing</text:p>
          </table:table-cell>
          <table:covered-table-cell table:style-name="ce13"/>
          <table:covered-table-cell/>
          <table:table-cell table:number-columns-repeated="1021"/>
        </table:table-row>
        <table:table-row table:style-name="ro2">
          <table:table-cell table:style-name="ce2"/>
          <table:table-cell table:style-name="ce23" office:value-type="string" calcext:value-type="string">
            <text:p>Prepare for takeoff/landing</text:p>
          </table:table-cell>
          <table:table-cell table:style-name="ce43" office:value-type="string" calcext:value-type="string">
            <text:p>Series of commands for takeoffs and landings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6" office:value-type="string" calcext:value-type="string">
            <text:p>Launch [Light/Medium/Heavy]</text:p>
          </table:table-cell>
          <table:table-cell table:style-name="ce26" office:value-type="string" calcext:value-type="string">
            <text:p>Lifts off 30m &amp; retracts landing gear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Request takeoff/landing</text:p>
          </table:table-cell>
          <table:table-cell table:style-name="ce26" office:value-type="string" calcext:value-type="string">
            <text:p>Presses F3 key (must set manually!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6"/>
          <table:table-cell table:style-name="ce25" office:value-type="string" calcext:value-type="string">
            <text:p>Hail ATC; ATC Landing/Takeoff</text:p>
          </table:table-cell>
          <table:table-cell table:style-name="ce26" office:value-type="string" calcext:value-type="string">
            <text:p>Mouse/keyboard macro in mobiglass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6"/>
          <table:table-cell table:style-name="ce18" office:value-type="string" calcext:value-type="string">
            <text:p>Raise/Lower landing gear</text:p>
          </table:table-cell>
          <table:table-cell table:style-name="ce26"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18" office:value-type="string" calcext:value-type="string">
            <text:p>Engage auto docking/landing</text:p>
          </table:table-cell>
          <table:table-cell table:style-name="ce26"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6" office:value-type="string" calcext:value-type="string">
            <text:p>Open the docking bay</text:p>
          </table:table-cell>
          <table:table-cell table:style-name="ce26" office:value-type="string" calcext:value-type="string">
            <text:p>Contacts mother ship to open bay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6" office:value-type="string" calcext:value-type="string">
            <text:p>Lights on/off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6"/>
          <table:table-cell table:style-name="ce26" office:value-type="string" calcext:value-type="string">
            <text:p>Open/Close/Lock/Unlock doors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Secure the ship/Batten Down the Hatches</text:p>
          </table:table-cell>
          <table:table-cell table:style-name="ce26" office:value-type="string" calcext:value-type="string">
            <text:p>Max shields, turn off engines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Unsecure the ship/Cast off</text:p>
          </table:table-cell>
          <table:table-cell table:style-name="ce26" office:value-type="string" calcext:value-type="string">
            <text:p>Engines On, reset power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Navigation</text:p>
          </table:table-cell>
          <table:covered-table-cell table:style-name="ce12"/>
          <table:covered-table-cell/>
          <table:table-cell table:number-columns-repeated="1021"/>
        </table:table-row>
        <table:table-row table:style-name="ro2">
          <table:table-cell table:style-name="ce6"/>
          <table:table-cell table:style-name="ce34" office:value-type="string" calcext:value-type="string">
            <text:p>Activate/Deactivate jump/ftl/quantum/warp drive</text:p>
          </table:table-cell>
          <table:table-cell table:style-name="ce31" office:value-type="string" calcext:value-type="string">
            <text:p>Turn on quantum drive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52" office:value-type="string" calcext:value-type="string">
            <text:p>Engage/Disengage quantum drive; Warp factor 1-10</text:p>
          </table:table-cell>
          <table:table-cell table:style-name="ce31" office:value-type="string" calcext:value-type="string">
            <text:p>* Engage quantum jump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Increase/Decrease speed limiter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4" office:value-type="string" calcext:value-type="string">
            <text:p>Cruising speed/Impulse Power/Reset Speed Limiter</text:p>
          </table:table-cell>
          <table:table-cell table:style-name="ce31" office:value-type="string" calcext:value-type="string">
            <text:p>Set to best maneuvering speed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4" office:value-type="string" calcext:value-type="string">
            <text:p>Full/max impulse/speed/throttle (All ahead full)</text:p>
          </table:table-cell>
          <table:table-cell table:style-name="ce31" office:value-type="string" calcext:value-type="string">
            <text:p>Set throttle to max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4" office:value-type="string" calcext:value-type="string">
            <text:p>Stop/kill/cut impulse/engines/throttle (All stop)</text:p>
          </table:table-cell>
          <table:table-cell table:style-name="ce31" office:value-type="string" calcext:value-type="string">
            <text:p>Set throttle to zero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/Enable/Disable cruise control</text:p>
          </table:table-cell>
          <table:table-cell table:style-name="ce31" office:value-type="string" calcext:value-type="string">
            <text:p>Hold max speed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 space brak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6" office:value-type="string" calcext:value-type="string">
            <text:p>Fire afterburner (2, 5, 10)</text:p>
          </table:table-cell>
          <table:table-cell table:style-name="ce31" office:value-type="string" calcext:value-type="string">
            <text:p>* X second burn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 coupling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 ESP</text:p>
          </table:table-cell>
          <table:table-cell table:style-name="ce31" office:value-type="string" calcext:value-type="string">
            <text:p>Enhanced stick precision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 g-force safety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Slow down/Speed up impulse/speed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mergency Boost/Ludicrous Speed</text:p>
          </table:table-cell>
          <table:table-cell table:style-name="ce31"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4" office:value-type="string" calcext:value-type="string">
            <text:p>Emergency stop/All stop</text:p>
          </table:table-cell>
          <table:table-cell table:style-name="ce31" office:value-type="string" calcext:value-type="string">
            <text:p>* stop as fast as possible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Standard/”Head for”/”burn to” orbit</text:p>
          </table:table-cell>
          <table:table-cell table:style-name="ce31" office:value-type="string" calcext:value-type="string">
            <text:p>Direct ship to 90 degrees in 3, 2, 1 &amp; runs “boost”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Standard Flight/configuration/mod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Mobiglass</text:p>
          </table:table-cell>
          <table:covered-table-cell table:style-name="ce9"/>
          <table:covered-table-cell table:style-name="ce72"/>
          <table:table-cell table:style-name="ce72" table:number-columns-repeated="1015"/>
          <table:table-cell table:number-columns-repeated="6"/>
        </table:table-row>
        <table:table-row table:style-name="ro2">
          <table:table-cell table:style-name="ce6"/>
          <table:table-cell table:style-name="ce28" office:value-type="string" calcext:value-type="string">
            <text:p>Damage Report – Repair/Restock/Refuel</text:p>
          </table:table-cell>
          <table:table-cell table:style-name="ce19" office:value-type="string" calcext:value-type="string">
            <text:p>Open Repairs – then click on actions if needed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8" office:value-type="string" calcext:value-type="string">
            <text:p>Full Maintenance</text:p>
          </table:table-cell>
          <table:table-cell table:style-name="ce19" office:value-type="string" calcext:value-type="string">
            <text:p>Open repairs and run repair restock and refuel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Open/Close mobiglas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Open/Close map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Open/Close contact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Open/Close comm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Open [hailing frequencies; a channel]; Hail target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Power Management</text:p>
          </table:table-cell>
          <table:covered-table-cell table:style-name="ce30"/>
          <table:covered-table-cell table:style-name="ce48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Power to engines/weapons/shield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Activate/Deactivate engines/weapons/shield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4" office:value-type="string" calcext:value-type="string">
            <text:p>Max power to engines/weapons/shields (Shields up)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Power up/down (the ship)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Balance/reset power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Scanning</text:p>
          </table:table-cell>
          <table:covered-table-cell table:style-name="ce9"/>
          <table:covered-table-cell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Send radar ping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Activate/Start/Deactivate/Stop extended radar/ping</text:p>
          </table:table-cell>
          <table:table-cell table:style-name="ce31" office:value-type="string" calcext:value-type="string">
            <text:p>Continuous radar scanning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Increase/Decrease ping angl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Activate/Deactivate scanner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Scan for lifeforms/deposits/information</text:p>
          </table:table-cell>
          <table:table-cell table:style-name="ce31" office:value-type="string" calcext:value-type="string">
            <text:p>Holds scan for 15 seconds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Increase/Decrease scanner angl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Ping 360</text:p>
          </table:table-cell>
          <table:table-cell table:style-name="ce31" office:value-type="string" calcext:value-type="string">
            <text:p>Set angle to 360, ping, and set angle to 2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Ping Forward</text:p>
          </table:table-cell>
          <table:table-cell table:style-name="ce31" office:value-type="string" calcext:value-type="string">
            <text:p>Set angle to 179, ping, and set angle to 2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Ping Detail/Narrow/Scan</text:p>
          </table:table-cell>
          <table:table-cell table:style-name="ce31" office:value-type="string" calcext:value-type="string">
            <text:p>Set angle to 2 and ping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Combat</text:p>
          </table:table-cell>
          <table:covered-table-cell table:style-name="ce9"/>
          <table:covered-table-cell/>
          <table:table-cell table:number-columns-repeated="1021"/>
        </table:table-row>
        <table:table-row table:style-name="ro2">
          <table:table-cell table:style-name="ce17"/>
          <table:table-cell table:style-name="ce35" office:value-type="string" calcext:value-type="string">
            <text:p>Red Alert</text:p>
          </table:table-cell>
          <table:table-cell table:style-name="ce63" office:value-type="string" calcext:value-type="string">
            <text:p>Impulse power max – reset power – set decoy 2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Activate/Deactivate missile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6" office:value-type="string" calcext:value-type="string">
            <text:p>Fire missiles/Missiles away</text:p>
          </table:table-cell>
          <table:table-cell table:style-name="ce31"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Increase/Decrease/Reset missile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[Change;next] missile typ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Activate/Deactivate gimbal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Targeting &amp; Defense</text:p>
          </table:table-cell>
          <table:covered-table-cell table:style-name="ce9"/>
          <table:covered-table-cell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Select/Deselect Target</text:p>
          </table:table-cell>
          <table:table-cell table:style-name="ce31" office:value-type="string" calcext:value-type="string">
            <text:p>Select target in crosshairs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Next/Previous attacker</text:p>
          </table:table-cell>
          <table:table-cell table:style-name="ce31" office:value-type="string" calcext:value-type="string">
            <text:p>Targets attackers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Next/Previous hostile</text:p>
          </table:table-cell>
          <table:table-cell table:style-name="ce31" office:value-type="string" calcext:value-type="string">
            <text:p>Targets hostile targets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Target nearest threat/friendly/hostil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Next/Previous friendly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Pin target one/two/thre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Select pin one/two/thre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Next/Previous component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6"/>
          <table:table-cell table:style-name="ce45" office:value-type="string" calcext:value-type="string">
            <text:p>Launch countermeasures/decoy/noise field</text:p>
          </table:table-cell>
          <table:table-cell table:style-name="ce31"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Panic fire countermeasures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Increase/Decrease burst by 1-5</text:p>
          </table:table-cell>
          <table:table-cell table:style-name="ce31" office:value-type="string" calcext:value-type="string">
            <text:p>adjust decoy burst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Turrets</text:p>
          </table:table-cell>
          <table:covered-table-cell table:style-name="ce30"/>
          <table:covered-table-cell table:style-name="ce48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Remote turret one/two/three</text:p>
          </table:table-cell>
          <table:table-cell table:style-name="ce31" office:value-type="string" calcext:value-type="string">
            <text:p>Access remote turret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 turret ESP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Engage/Disengage turret gyro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Activate/Deactivate turret speed limiter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Increase/Decrease turret speed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Change turret fire mode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Camera</text:p>
          </table:table-cell>
          <table:covered-table-cell table:style-name="ce9"/>
          <table:covered-table-cell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Change camera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6"/>
          <table:table-cell table:style-name="ce31" office:value-type="string" calcext:value-type="string">
            <text:p>Save/Load camera 1-8</text:p>
          </table:table-cell>
          <table:table-cell table:style-name="ce31" office:value-type="string" calcext:value-type="string">
            <text:p>Assign or use camera presets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Delayed commands</text:p>
          </table:table-cell>
          <table:covered-table-cell table:style-name="ce9"/>
          <table:covered-table-cell/>
          <table:table-cell table:number-columns-repeated="1021"/>
        </table:table-row>
        <table:table-row table:style-name="ro3">
          <table:table-cell table:style-name="ce6"/>
          <table:table-cell table:style-name="ce31" office:value-type="string" calcext:value-type="string">
            <text:p>Stand by to…[Command]</text:p>
          </table:table-cell>
          <table:table-cell table:style-name="ce54" office:value-type="string" calcext:value-type="string">
            <text:p>Prefix for commands marked with *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31" office:value-type="string" calcext:value-type="string">
            <text:p>[Command]… On my mark</text:p>
          </table:table-cell>
          <table:table-cell table:style-name="ce54" office:value-type="string" calcext:value-type="string">
            <text:p>Suffix for commands marked with *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31" office:value-type="string" calcext:value-type="string">
            <text:p>Now/Mark/Engage/Punch it</text:p>
          </table:table-cell>
          <table:table-cell table:style-name="ce54" office:value-type="string" calcext:value-type="string">
            <text:p>Execute delayed command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3" table:number-rows-spanned="1">
            <text:p>FOIP</text:p>
          </table:table-cell>
          <table:covered-table-cell table:style-name="ce25"/>
          <table:covered-table-cell table:style-name="ce54"/>
          <table:table-cell table:number-columns-repeated="1021"/>
        </table:table-row>
        <table:table-row table:style-name="ro3">
          <table:table-cell table:style-name="ce6"/>
          <table:table-cell table:style-name="ce25" office:value-type="string" calcext:value-type="string">
            <text:p>Reset/Recalibrate Head tracking/FOIP/Face Over IP</text:p>
          </table:table-cell>
          <table:table-cell table:style-name="ce54" office:value-type="string" calcext:value-type="string">
            <text:p>Numpad *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25" office:value-type="string" calcext:value-type="string">
            <text:p>Toggle head tracking/FOIP/Face Over IP</text:p>
          </table:table-cell>
          <table:table-cell table:style-name="ce54" office:value-type="string" calcext:value-type="string">
            <text:p>Numpad /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3" table:number-rows-spanned="1">
            <text:p>Inventory and Selling</text:p>
          </table:table-cell>
          <table:covered-table-cell table:style-name="ce25"/>
          <table:covered-table-cell table:style-name="ce54"/>
          <table:table-cell table:number-columns-repeated="1021"/>
        </table:table-row>
        <table:table-row table:style-name="ro3">
          <table:table-cell table:style-name="ce6"/>
          <table:table-cell table:style-name="ce25" office:value-type="string" calcext:value-type="string">
            <text:p>Move Inventory Left (2-999)</text:p>
          </table:table-cell>
          <table:table-cell table:style-name="ce54" office:value-type="string" calcext:value-type="string">
            <text:p>Move inventory right to left X number of times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25" office:value-type="string" calcext:value-type="string">
            <text:p>Move Inventory Right (2-999)</text:p>
          </table:table-cell>
          <table:table-cell table:style-name="ce54" office:value-type="string" calcext:value-type="string">
            <text:p>Move inventory left to right X number of times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25" office:value-type="string" calcext:value-type="string">
            <text:p>Quick Sell</text:p>
          </table:table-cell>
          <table:table-cell table:style-name="ce54" office:value-type="string" calcext:value-type="string">
            <text:p>Set mouse over button. Click every second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Reshade</text:p>
          </table:table-cell>
          <table:covered-table-cell table:style-name="ce9"/>
          <table:covered-table-cell/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Default/Infrared/Mining/Night Vision</text:p>
          </table:table-cell>
          <table:table-cell table:style-name="ce54" office:value-type="string" calcext:value-type="string">
            <text:p>Change Preset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Next/Previous Preset</text:p>
          </table:table-cell>
          <table:table-cell table:style-name="ce54"/>
          <table:table-cell table:number-columns-repeated="1021"/>
        </table:table-row>
        <table:table-row table:style-name="ro2">
          <table:table-cell table:style-name="ce6"/>
          <table:table-cell table:style-name="ce25" office:value-type="string" calcext:value-type="string">
            <text:p>Toggle Reshade</text:p>
          </table:table-cell>
          <table:table-cell table:style-name="ce54" office:value-type="string" calcext:value-type="string">
            <text:p>Turn ReShade on/off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3" table:number-rows-spanned="1">
            <text:p>Utility</text:p>
          </table:table-cell>
          <table:covered-table-cell table:style-name="ce37"/>
          <table:covered-table-cell table:style-name="ce50"/>
          <table:table-cell table:number-columns-repeated="1021"/>
        </table:table-row>
        <table:table-row table:style-name="ro2">
          <table:table-cell table:style-name="ce6"/>
          <table:table-cell table:style-name="ce44" office:value-type="string" calcext:value-type="string">
            <text:p>What time is it</text:p>
          </table:table-cell>
          <table:table-cell table:style-name="ce38"/>
          <table:table-cell table:number-columns-repeated="1021"/>
        </table:table-row>
        <table:table-row table:style-name="ro3">
          <table:table-cell table:style-name="ce6"/>
          <table:table-cell table:style-name="ce44" office:value-type="string" calcext:value-type="string">
            <text:p>Go to sleep/wake up</text:p>
          </table:table-cell>
          <table:table-cell table:style-name="ce51" office:value-type="string" calcext:value-type="string">
            <text:p>Turn on/off active listening 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40" office:value-type="string" calcext:value-type="string">
            <text:p>Protocol Override Customize My Settings</text:p>
          </table:table-cell>
          <table:table-cell table:style-name="ce40" office:value-type="string" calcext:value-type="string">
            <text:p>HCS Voice Pack – Customized Setting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47" office:value-type="string" calcext:value-type="string">
            <text:p>Display Info/Display Info Off</text:p>
          </table:table-cell>
          <table:table-cell table:style-name="ce40" office:value-type="string" calcext:value-type="string">
            <text:p>Console r_displayinfo 1 or 0 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47" office:value-type="string" calcext:value-type="string">
            <text:p>Quit Game</text:p>
          </table:table-cell>
          <table:table-cell table:style-name="ce40" office:value-type="string" calcext:value-type="string">
            <text:p>Console quit comman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47" office:value-type="string" calcext:value-type="string">
            <text:p>Open Quick Reference</text:p>
          </table:table-cell>
          <table:table-cell table:style-name="ce40" office:value-type="string" calcext:value-type="string">
            <text:p>Open Joystick, Keyboard and VoiceAttack guides</text:p>
          </table:table-cell>
          <table:table-cell table:number-columns-repeated="1021"/>
        </table:table-row>
        <table:table-row table:style-name="ro2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/>
          <table:table-cell table:style-name="ce55" office:value-type="string" calcext:value-type="string">
            <text:p>Blue ASMBL Custom Commands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6" office:value-type="string" calcext:value-type="string">
            <text:p>Yellow Proposed commands</text:p>
          </table:table-cell>
          <table:table-cell table:number-columns-repeated="1022"/>
        </table:table-row>
        <table:table-row table:style-name="ro2">
          <table:table-cell/>
          <table:table-cell table:style-name="ce57" office:value-type="string" calcext:value-type="string">
            <text:p>Customized HCSVoicepac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2-11-15T14:32:14.061000000</dc:date>
    <meta:editing-duration>PT15H45M2S</meta:editing-duration>
    <meta:editing-cycles>115</meta:editing-cycles>
    <meta:generator>LibreOffice/7.4.2.3$Windows_X86_64 LibreOffice_project/382eef1f22670f7f4118c8c2dd222ec7ad009daf</meta:generator>
    <dc:creator>Chad Sutton</dc:creator>
    <meta:document-statistic meta:table-count="1" meta:cell-count="160" meta:object-count="0"/>
  </office:meta>
</office:document-meta>
</file>